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Courier New" svg:font-family="'Courier New'" style:font-family-generic="modern"/>
    <style:font-face style:name="Times New Roman Bold1" svg:font-family="'Times New Roman Bold'" style:font-family-generic="roman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top="0in" fo:margin-bottom="0in" fo:text-align="center" style:writing-mode="lr-tb"/>
    </style:style>
    <style:style style:name="P2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paragraph-properties fo:margin-top="0in" fo:margin-bottom="0in" fo:text-align="start" style:writing-mode="lr-tb"/>
    </style:style>
    <style:style style:name="P5" style:family="paragraph">
      <style:paragraph-properties fo:margin-left="0.1299in" fo:margin-right="0in" fo:margin-top="0in" fo:margin-bottom="0in" fo:text-align="justify" fo:text-indent="0in" style:writing-mode="lr-tb"/>
    </style:style>
    <style:style style:name="P6" style:family="paragraph">
      <style:paragraph-properties fo:margin-left="0.1299in" fo:margin-right="0in" fo:margin-top="0in" fo:margin-bottom="0in" fo:text-align="start" fo:text-indent="0in" style:writing-mode="lr-tb"/>
    </style:style>
    <style:style style:name="P7" style:family="paragraph">
      <style:paragraph-properties fo:margin-top="0in" fo:margin-bottom="0in" fo:text-align="justify" style:writing-mode="lr-tb"/>
    </style:style>
    <style:style style:name="P8" style:family="paragraph">
      <loext:graphic-properties draw:fill="none" draw:fill-color="#ffffff"/>
      <style:paragraph-properties fo:margin-top="0in" fo:margin-bottom="0in" fo:text-align="start" style:writing-mode="lr-tb"/>
    </style:style>
    <style:style style:name="P9" style:family="paragraph">
      <style:paragraph-properties fo:margin-left="0.2598in" fo:margin-right="0in" fo:margin-top="0in" fo:margin-bottom="0in" fo:text-align="start" fo:text-indent="0in" style:writing-mode="lr-tb"/>
    </style:style>
    <style:style style:name="P10" style:family="paragraph">
      <style:paragraph-properties fo:margin-left="0.15in" fo:margin-right="0in" fo:margin-top="0in" fo:margin-bottom="0in" fo:text-align="start" fo:text-indent="0in" style:writing-mode="lr-tb"/>
    </style:style>
    <style:style style:name="P11" style:family="paragraph">
      <style:paragraph-properties fo:margin-left="0.0201in" fo:margin-right="0in" fo:margin-top="0in" fo:margin-bottom="0in" fo:text-align="start" fo:text-indent="0in" style:writing-mode="lr-tb"/>
    </style:style>
    <style:style style:name="P12" style:family="paragraph">
      <style:paragraph-properties fo:margin-top="0in" fo:margin-bottom="0.0835in" fo:text-align="center" style:writing-mode="lr-tb"/>
    </style:style>
    <style:style style:name="P13" style:family="paragraph">
      <loext:graphic-properties draw:fill="none" draw:fill-color="#ffffff"/>
      <style:paragraph-properties fo:margin-top="0in" fo:margin-bottom="0.0835in" fo:text-align="center" style:writing-mode="lr-tb"/>
    </style:style>
    <style:style style:name="P14" style:family="paragraph">
      <loext:graphic-properties draw:fill="none" draw:fill-color="#ffffff"/>
      <style:paragraph-properties fo:margin-left="0.0201in" fo:margin-right="0in" fo:margin-top="0in" fo:margin-bottom="0in" fo:text-align="start" fo:text-indent="0in" style:writing-mode="lr-tb"/>
    </style:style>
    <style:style style:name="P15" style:family="paragraph">
      <loext:graphic-properties draw:fill="solid" draw:fill-color="#ffffff"/>
      <style:paragraph-properties fo:margin-left="0.0201in" fo:margin-right="0in" fo:margin-top="0in" fo:margin-bottom="0in" fo:text-align="start" fo:text-indent="0in" style:writing-mode="lr-tb"/>
    </style:style>
    <style:style style:name="P16" style:family="paragraph">
      <style:paragraph-properties fo:text-align="center"/>
    </style:style>
    <style:style style:name="T1" style:family="text">
      <style:text-properties fo:color="#ff0000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fo:color="#ff0000" style:font-name="Times New Roman Bold1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5" style:family="text">
      <style:text-properties fo:color="#008000" style:font-name="Times New Roman Bold1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7" style:family="text">
      <style:text-properties style:use-window-font-color="true" style:font-name="Times New Roman" fo:font-size="7.5pt" fo:language="en" fo:country="GB" style:font-name-asian="Times New Roman" style:font-size-asian="7.5pt" style:font-name-complex="Times New Roman" style:font-size-complex="7.5pt" style:language-complex="ar" style:country-complex="SA"/>
    </style:style>
    <style:style style:name="T8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fo:color="#ff0000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fo:color="#008000" style:font-name="Times New Roman" fo:font-size="9pt" fo:language="en" fo:country="GB" style:font-name-asian="Times New Roman" style:font-size-asian="9pt" style:font-name-complex="Times New Roman" style:font-size-complex="9pt" style:language-complex="ar" style:country-complex="SA"/>
    </style:style>
    <style:style style:name="T11" style:family="text">
      <style:text-properties fo:color="#008000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6pt" fo:language="en" fo:country="GB" style:font-name-asian="Times New Roman" style:font-size-asian="6pt" style:font-name-complex="Times New Roman" style:font-size-complex="6pt" style:language-complex="ar" style:country-complex="SA"/>
    </style:style>
    <style:style style:name="T13" style:family="text">
      <style:text-properties style:use-window-font-color="true" style:font-name="Times New Roman" fo:font-size="8pt" fo:language="en" fo:country="GB" fo:font-weight="normal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14" style:family="text">
      <style:text-properties fo:color="#008000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marker-start="Symmetric_20_Arrow" draw:marker-start-width="0.1457in" draw:marker-start-center="false" draw:marker-end="Symmetric_20_Arrow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dash" draw:stroke-dash="Dashed_20__28_var_29__20_4" svg:stroke-width="0.0102in" svg:stroke-color="#000000" draw:marker-start="msArrowOpenEnd_20_5" draw:marker-start-width="0.2189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stroke-linejoin="miter" draw:fill="none" draw:fill-color="#ffffff" draw:textarea-horizontal-align="center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8" style:family="graphic">
      <style:graphic-properties draw:stroke="dash" draw:stroke-dash="Dashed_20__28_var_29__20_3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9" style:family="graphic">
      <style:graphic-properties draw:stroke="solid" svg:stroke-width="0.0102in" svg:stroke-color="#000000" draw:stroke-linejoin="miter" draw:fill="none" draw:fill-color="#ffffff" draw:textarea-horizontal-align="center" draw:textarea-vertical-align="top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draw:auto-grow-width="false" fo:padding-top="0in" fo:padding-bottom="0in" fo:padding-left="0.0098in" fo:padding-right="0in" fo:wrap-option="wrap" draw:shadow="hidden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2" style:family="graphic">
      <style:graphic-properties draw:stroke="dash" draw:stroke-dash="Dashed_20__28_var_29__20_3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3" style:family="graphic">
      <style:graphic-properties draw:stroke="solid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4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5" style:family="graphic">
      <style:graphic-properties draw:stroke="dash" draw:stroke-dash="Dashed_20__28_var_29__20_4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6" style:family="graphic">
      <style:graphic-properties draw:stroke="dash" draw:stroke-dash="Dashed_20__28_var_29__20_4" svg:stroke-width="0.0102in" svg:stroke-color="#000000" draw:marker-end="msArrowOpenEnd_20_5" draw:marker-end-width="0.218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7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draw:auto-grow-width="false" fo:padding-top="0in" fo:padding-bottom="0in" fo:padding-left="0.0098in" fo:padding-right="0in" fo:wrap-option="wrap" draw:shadow="hidden" style:run-through="foreground"/>
      <style:paragraph-properties style:writing-mode="lr-tb"/>
    </style:style>
    <style:style style:name="gr18" style:family="graphic">
      <style:graphic-properties svg:stroke-color="#000000" draw:marker-end="Symmetric_20_Arrow" draw:textarea-horizontal-align="center" draw:textarea-vertical-align="middle" style:run-through="foreground"/>
    </style:style>
    <style:style style:name="gr19" style:family="graphic">
      <style:graphic-properties svg:stroke-color="#000000" draw:marker-start="Rounded_20_short_20_Arrow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g draw:style-name="gr2"><draw:g draw:style-name="gr2"><draw:g draw:style-name="gr2"><draw:g draw:style-name="gr2"><draw:g draw:style-name="gr2"><draw:frame draw:style-name="gr3" draw:text-style-name="P2" svg:width="0.7717in" svg:height="0.2579in" svg:x="4.0898in" svg:y="2.8571in"><draw:text-box><text:p text:style-name="P1"><text:span text:style-name="T1">avc_has_perms</text:span></text:p></draw:text-box></draw:frame><draw:g draw:style-name="gr2"><draw:line draw:style-name="gr4" draw:text-style-name="P3" svg:x1="5.2583in" svg:y1="0.6335in" svg:x2="5.2583in" svg:y2="0.9854in"><text:p/></draw:line><draw:g draw:style-name="gr2"><draw:line draw:style-name="gr5" draw:text-style-name="P3" svg:x1="4.478in" svg:y1="3.1134in" svg:x2="4.4787in" svg:y2="4.1508in"><text:p/></draw:line><draw:g draw:style-name="gr2"><draw:g draw:style-name="gr2"><draw:g draw:style-name="gr2"><draw:g draw:style-name="gr2"><draw:g draw:style-name="gr2"><draw:g draw:style-name="gr2"><draw:rect draw:style-name="gr6" draw:text-style-name="P3" svg:width="9.6094in" svg:height="5.8433in" svg:x="0in" svg:y="0in"><text:p/></draw:rect><draw:frame draw:style-name="gr7" draw:text-style-name="P2" svg:width="1.1543in" svg:height="4.8039in" svg:x="0.1161in" svg:y="0.8945in"><draw:text-box><text:p text:style-name="P1"><text:span text:style-name="T2">Kernel Services</text:span></text:p><text:p text:style-name="P4"><text:span text:style-name="T3">These are the <text:s/>Linux kernel resources such as files, sockets, memory management that need access decisions made.</text:span></text:p><text:p text:style-name="P4"><text:span text:style-name="T3"/></text:p><text:p text:style-name="P4"><text:span text:style-name="T3"/></text:p><text:p text:style-name="P5"><text:span text:style-name="T4">fork.c</text:span></text:p><text:p text:style-name="P5"><text:span text:style-name="T4"/></text:p><text:p text:style-name="P6"><text:span text:style-name="T4"/></text:p><text:p text:style-name="P6"><text:span text:style-name="T4">load new program</text:span></text:p><text:p text:style-name="P6"><text:span text:style-name="T3"/></text:p><text:p text:style-name="P6"><text:span text:style-name="T3"/></text:p><text:p text:style-name="P6"><text:span text:style-name="T3"/></text:p><text:p text:style-name="P6"><text:span text:style-name="T3"/></text:p><text:p text:style-name="P6"><text:span text:style-name="T3"/></text:p><text:p text:style-name="P6"><text:span text:style-name="T3"/></text:p><text:p text:style-name="P5"><text:span text:style-name="T2"/></text:p><text:p text:style-name="P5"><text:span text:style-name="T5">exec.c</text:span></text:p><text:p text:style-name="P5"><text:span text:style-name="T5"/></text:p><text:p text:style-name="P5"><text:span text:style-name="T5"/></text:p><text:p text:style-name="P6"><text:span text:style-name="T5">execute new program</text:span></text:p><text:p text:style-name="P7"><text:span text:style-name="T3"/></text:p></draw:text-box></draw:frame><draw:frame draw:style-name="gr7" draw:text-style-name="P2" svg:width="2.0768in" svg:height="0.2579in" svg:x="0.2457in" svg:y="0.3752in"><draw:text-box><text:p text:style-name="P1"><text:span text:style-name="T6">/proc</text:span></text:p></draw:text-box></draw:frame><draw:frame draw:style-name="gr7" draw:text-style-name="P2" svg:width="7.1425in" svg:height="0.2594in" svg:x="2.322in" svg:y="0.3752in"><draw:text-box><text:p text:style-name="P1"><text:span text:style-name="T6">/sys/fs/selinux</text:span><text:span text:style-name="T3"> <text:s/>(selinuxfs.c)</text:span></text:p></draw:text-box></draw:frame><draw:frame draw:style-name="gr7" draw:text-style-name="P2" svg:width="8.3106in" svg:height="0.2606in" svg:x="1.1535in" svg:y="0.1154in"><draw:text-box><text:p text:style-name="P1"><text:span text:style-name="T6">libselinux</text:span></text:p></draw:text-box></draw:frame><draw:frame draw:style-name="gr8" draw:text-style-name="P2" svg:width="2.8921in" svg:height="4.8039in" svg:x="1.4138in" svg:y="0.9075in"><draw:text-box><text:p text:style-name="P1"><text:span text:style-name="T2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/draw:text-box></draw:frame><draw:frame draw:style-name="gr7" draw:text-style-name="P8" svg:width="0.5189in" svg:height="0.8795in" svg:x="1.5429in" svg:y="1.1681in"><draw:text-box><text:p text:style-name="P4"><text:span text:style-name="T7">include/</text:span></text:p><text:p text:style-name="P4"><text:span text:style-name="T7">linux/</text:span></text:p><text:p text:style-name="P4"><text:span text:style-name="T7">security.h</text:span></text:p><text:p text:style-name="P4"><text:span text:style-name="T8"/></text:p><text:p text:style-name="P4"><text:span text:style-name="T8">security.c</text:span></text:p><text:p text:style-name="P4"><text:span text:style-name="T8"/></text:p></draw:text-box></draw:frame><draw:frame draw:style-name="gr7" draw:text-style-name="P8" svg:width="0.5189in" svg:height="0.5189in" svg:x="1.5429in" svg:y="3.5055in"><draw:text-box><text:p text:style-name="P4"><text:span text:style-name="T8"/></text:p><text:p text:style-name="P4"><text:span text:style-name="T7">services.c</text:span></text:p><text:p text:style-name="P4"><text:span text:style-name="T8"/></text:p></draw:text-box></draw:frame><draw:frame draw:style-name="gr7" draw:text-style-name="P2" svg:width="1.948in" svg:height="4.415in" svg:x="2.228in" svg:y="1.1673in"><draw:text-box><text:p text:style-name="P1"><text:span text:style-name="T2">SELinux Security Module</text:span></text:p><text:p text:style-name="P1"><text:span text:style-name="T3">(selinux/hooks.c)</text:span></text:p><text:p text:style-name="P1"><text:span text:style-name="T3"/></text:p><text:p text:style-name="P4"><text:span text:style-name="T3">This module is the main interface between the kernel resources for managing SELinux access decisions. Acts as the resource Object Manager.</text:span></text:p><text:p text:style-name="P4"><text:span text:style-name="T3"/></text:p><text:p text:style-name="P4"><text:span text:style-name="T3"/></text:p><text:p text:style-name="P9"><text:span text:style-name="T9">selinux_task_create</text:span></text:p><text:p text:style-name="P9"><text:span text:style-name="T3"/></text:p><text:p text:style-name="P9"><text:span text:style-name="T3"/></text:p><text:p text:style-name="P9"><text:span text:style-name="T3"/></text:p><text:p text:style-name="P9"><text:span text:style-name="T3"/></text:p><text:p text:style-name="P9"><text:span text:style-name="T3"/></text:p><text:p text:style-name="P9"><text:span text:style-name="T3"/></text:p><text:p text:style-name="P9"><text:span text:style-name="T3"/></text:p><text:p text:style-name="P10"><text:span text:style-name="T3"/></text:p><text:p text:style-name="P10"><text:span text:style-name="T10">selinux_bprm_set_creds</text:span></text:p><text:p text:style-name="P10"><text:span text:style-name="T10">selinux_bprm_committing_creds</text:span></text:p><text:p text:style-name="P10"><text:span text:style-name="T10">selinux_bprm_committed_creds</text:span></text:p><text:p text:style-name="P10"><text:span text:style-name="T10">selinux_bprm_secureexec</text:span></text:p><text:p text:style-name="P10"><text:span text:style-name="T10">selinux_bprm_cred_free</text:span></text:p><text:p text:style-name="P10"><text:span text:style-name="T11"/></text:p><text:p text:style-name="P10"><text:span text:style-name="T10">selinux_inode_permission</text:span></text:p></draw:text-box></draw:frame><draw:frame draw:style-name="gr7" draw:text-style-name="P2" svg:width="1.2343in" svg:height="3.1161in" svg:x="4.6945in" svg:y="1.7291in"><draw:text-box><text:p text:style-name="P1"><text:span text:style-name="T2">Access Vector Cache</text:span></text:p><text:p text:style-name="P1"><text:span text:style-name="T3">(selinux/avc.c)</text:span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/></text:p><text:p text:style-name="P1"><text:span text:style-name="T3">Manages the permissions granted or denied in a cache to speed decisions</text:span></text:p><text:p text:style-name="P1"><text:span text:style-name="T3"/></text:p></draw:text-box></draw:frame><draw:frame draw:style-name="gr9" draw:text-style-name="P2" svg:width="3.1169in" svg:height="4.978in" svg:x="6.3835in" svg:y="0.7772in"><draw:text-box><text:p text:style-name="P1"><text:span text:style-name="T2">Security Services</text:span></text:p><text:p text:style-name="P1"><text:span text:style-name="T8">(selinux/ss/services.c)</text:span></text:p><text:p text:style-name="P7"><text:span text:style-name="T12"/></text:p><text:p text:style-name="P1"><text:span text:style-name="T3">The SELinux Security Server authorises (or not) access decisions.</text:span></text:p><text:p text:style-name="P1"><text:span text:style-name="T3"/></text:p></draw:text-box></draw:frame><draw:frame draw:style-name="gr10" draw:text-style-name="P8" svg:width="0.8752in" svg:height="1.8185in" svg:x="8.5598in" svg:y="1.4693in"><draw:text-box><text:p text:style-name="P4"><text:span text:style-name="T2">policydb.h</text:span></text:p><text:p text:style-name="P4"><text:span text:style-name="T13">permissions</text:span></text:p><text:p text:style-name="P11"><text:span text:style-name="T13">class</text:span></text:p><text:p text:style-name="P11"><text:span text:style-name="T13">role</text:span></text:p><text:p text:style-name="P11"><text:span text:style-name="T13">role_transition</text:span></text:p><text:p text:style-name="P11"><text:span text:style-name="T13">role_allow</text:span></text:p><text:p text:style-name="P11"><text:span text:style-name="T13">type</text:span></text:p><text:p text:style-name="P11"><text:span text:style-name="T13">user</text:span></text:p><text:p text:style-name="P11"><text:span text:style-name="T13">boolean</text:span></text:p><text:p text:style-name="P11"><text:span text:style-name="T13">level</text:span></text:p><text:p text:style-name="P11"><text:span text:style-name="T13">category</text:span></text:p><text:p text:style-name="P11"><text:span text:style-name="T13">range_transition</text:span></text:p><text:p text:style-name="P4"><text:span text:style-name="T3"/></text:p><text:p text:style-name="P4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/draw:text-box></draw:frame><draw:frame draw:style-name="gr9" draw:text-style-name="P2" svg:width="1.4933in" svg:height="0.5843in" svg:x="4.4354in" svg:y="0.9736in"><draw:text-box><text:p text:style-name="P1"><text:span text:style-name="T2">NetLink Services</text:span></text:p><text:p text:style-name="P1"><text:span text:style-name="T8">(selinux/netlink.c)</text:span></text:p><text:p text:style-name="P1"><text:span text:style-name="T12"/></text:p><text:p text:style-name="P1"><text:span text:style-name="T3">Informs of policy reloads</text:span></text:p><text:p text:style-name="P7"><text:span text:style-name="T3"/></text:p><text:p text:style-name="P7"><text:span text:style-name="T3"/></text:p></draw:text-box></draw:frame><draw:frame draw:style-name="gr11" draw:text-style-name="P2" svg:width="1.1043in" svg:height="0.2579in" svg:x="5.2791in" svg:y="2.8563in"><draw:text-box><text:p text:style-name="P1"><text:span text:style-name="T1">security_compute_av</text:span></text:p></draw:text-box></draw:frame><draw:line draw:style-name="gr12" draw:text-style-name="P3" svg:x1="5.4098in" svg:y1="3.4161in" svg:x2="6.3835in" svg:y2="3.4161in"><text:p/></draw:line><draw:line draw:style-name="gr13" draw:text-style-name="P3" svg:x1="4.1756in" svg:y1="3.1154in" svg:x2="4.6638in" svg:y2="3.1134in"><text:p/></draw:line><draw:frame draw:style-name="gr3" draw:text-style-name="P2" svg:width="1.428in" svg:height="0.2579in" svg:x="4.5661in" svg:y="5.0638in"><draw:text-box><text:p text:style-name="P1"><text:span text:style-name="T14">security_transition_sid</text:span></text:p></draw:text-box></draw:frame><draw:frame draw:style-name="gr3" draw:text-style-name="P2" svg:width="0.7787in" svg:height="0.2579in" svg:x="5.4098in" svg:y="3.4193in"><draw:text-box><text:p text:style-name="P1"><text:span text:style-name="T1">avc_insert</text:span></text:p></draw:text-box></draw:frame><draw:line draw:style-name="gr13" draw:text-style-name="P3" svg:x1="4.178in" svg:y1="5.3236in" svg:x2="6.3827in" svg:y2="5.3236in"><text:p/></draw:line><draw:frame draw:style-name="gr3" draw:text-style-name="P2" svg:width="1.6878in" svg:height="0.2579in" svg:x="0.3756in" svg:y="2.8563in"><draw:text-box><text:p text:style-name="P1"><text:span text:style-name="T1">security_task_create (clone_flags)</text:span></text:p></draw:text-box></draw:frame><draw:line draw:style-name="gr14" draw:text-style-name="P3" svg:x1="1.2835in" svg:y1="2.8571in" svg:x2="2.1917in" svg:y2="2.8579in"><text:p/></draw:line><draw:line draw:style-name="gr14" draw:text-style-name="P3" svg:x1="4.2071in" svg:y1="2.8571in" svg:x2="4.6953in" svg:y2="2.8563in"><text:p/></draw:line><draw:line draw:style-name="gr14" draw:text-style-name="P3" svg:x1="5.928in" svg:y1="2.8563in" svg:x2="6.3823in" svg:y2="2.8563in"><text:p/></draw:line><draw:line draw:style-name="gr13" draw:text-style-name="P3" svg:x1="1.2835in" svg:y1="3.1161in" svg:x2="2.1917in" svg:y2="3.1169in"><text:p/></draw:line><draw:line draw:style-name="gr13" draw:text-style-name="P3" svg:x1="1.2835in" svg:y1="5.0646in" svg:x2="2.1917in" svg:y2="5.0654in"><text:p/></draw:line><draw:line draw:style-name="gr14" draw:text-style-name="P3" svg:x1="1.2835in" svg:y1="4.8035in" svg:x2="2.1917in" svg:y2="4.8043in"><text:p/></draw:line><draw:line draw:style-name="gr14" draw:text-style-name="P3" svg:x1="4.2071in" svg:y1="5.0646in" svg:x2="6.3835in" svg:y2="5.0646in"><text:p/></draw:line><draw:line draw:style-name="gr15" draw:text-style-name="P3" svg:x1="4.4996in" svg:y1="4.1543in" svg:x2="3.3598in" svg:y2="4.1551in"><text:p/></draw:line><draw:line draw:style-name="gr16" draw:text-style-name="P3" svg:x1="3.3598in" svg:y1="4.1543in" svg:x2="3.3606in" svg:y2="4.4134in"><text:p/></draw:line><draw:frame draw:style-name="gr3" draw:text-style-name="P2" svg:width="1.1571in" svg:height="0.265in" svg:x="0.2362in" svg:y="4.8028in"><draw:text-box><text:p text:style-name="P1"><text:span text:style-name="T14">do_execve (...)</text:span></text:p></draw:text-box></draw:frame><draw:frame draw:style-name="gr7" draw:text-style-name="P8" svg:width="0.5189in" svg:height="0.5205in" svg:x="1.5429in" svg:y="4.1535in"><draw:text-box><text:p text:style-name="P4"><text:span text:style-name="T12"/></text:p><text:p text:style-name="P4"><text:span text:style-name="T12">capabilities.c</text:span></text:p><text:p text:style-name="P4"><text:span text:style-name="T12"/></text:p></draw:text-box></draw:frame><draw:frame draw:style-name="gr3" draw:text-style-name="P13" svg:width="2.5906in" svg:height="0.2606in" svg:x="1.6736in" svg:y="0.9075in"><draw:text-box><text:p text:style-name="P12"><text:span text:style-name="T2">Linux Security Module Framework</text:span></text:p></draw:text-box></draw:frame></draw:g><draw:frame draw:style-name="gr7" draw:text-style-name="P8" svg:width="0.5189in" svg:height="0.5189in" svg:x="1.5138in" svg:y="2.1772in"><draw:text-box><text:p text:style-name="P4"><text:span text:style-name="T7"/></text:p><text:p text:style-name="P4"><text:span text:style-name="T8"/></text:p><text:p text:style-name="P4"><text:span text:style-name="T8"/></text:p><text:p text:style-name="P4"><text:span text:style-name="T8"/></text:p></draw:text-box></draw:frame></draw:g><draw:frame draw:style-name="gr10" draw:text-style-name="P14" svg:width="1.624in" svg:height="1.0831in" svg:x="6.4917in" svg:y="1.5791in"><draw:text-box><text:p text:style-name="P11"><text:span text:style-name="T2">Conditional AV table</text:span></text:p><text:p text:style-name="P11"><text:span text:style-name="T13">Expression</text:span></text:p><text:p text:style-name="P11"><text:span text:style-name="T13">State</text:span></text:p><text:p text:style-name="P11"><text:span text:style-name="T13">IF list</text:span></text:p><text:p text:style-name="P11"><text:span text:style-name="T13">(linked to AV Table)</text:span></text:p><text:p text:style-name="P11"><text:span text:style-name="T13">ELSE list</text:span></text:p><text:p text:style-name="P11"><text:span text:style-name="T13">(linked to AV Table)</text:span></text:p><text:p text:style-name="P4"><text:span text:style-name="T3"/></text:p><text:p text:style-name="P4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/draw:text-box></draw:frame></draw:g><draw:frame draw:style-name="gr10" draw:text-style-name="P14" svg:width="2.2724in" svg:height="0.9531in" svg:x="6.4484in" svg:y="3.7634in"><draw:text-box><text:p text:style-name="P11"><text:span text:style-name="T2">AV table</text:span></text:p><text:p text:style-name="P11"><text:span text:style-name="T13">allow Rules:</text:span></text:p><text:p text:style-name="P11"><text:span text:style-name="T13">source_type, target_type, class, permissions;</text:span></text:p><text:p text:style-name="P11"><text:span text:style-name="T13">----------------------------------------------------</text:span></text:p><text:p text:style-name="P11"><text:span text:style-name="T13">type_transition Rules:</text:span></text:p><text:p text:style-name="P4"><text:span text:style-name="T13">source_type, target_type, class, default_type;</text:span></text:p><text:p text:style-name="P4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/draw:text-box></draw:frame></draw:g><draw:frame draw:style-name="gr10" draw:text-style-name="P14" svg:width="1.3634in" svg:height="0.7587in" svg:x="6.4925in" svg:y="2.748in"><draw:text-box><text:p text:style-name="P11"><text:span text:style-name="T2">Constraints Table</text:span></text:p><text:p text:style-name="P11"><text:span text:style-name="T13">Expression Type</text:span></text:p><text:p text:style-name="P11"><text:span text:style-name="T13">Constraint Attribute</text:span></text:p><text:p text:style-name="P11"><text:span text:style-name="T13">Constraint Operator</text:span></text:p><text:p text:style-name="P11"><text:span text:style-name="T13"><text:s text:c="3"/></text:span><text:span text:style-name="T13">(linked to AV Table)</text:span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>Linked</text:span></text:p></draw:text-box></draw:frame></draw:g><draw:frame draw:style-name="gr17" draw:text-style-name="P15" svg:width="2.9217in" svg:height="0.7579in" svg:x="6.5134in" svg:y="4.911in"><draw:text-box><text:p text:style-name="P11"><text:span text:style-name="T2">SID &amp; Context Tables</text:span></text:p><text:p text:style-name="P11"><text:span text:style-name="T13">SID=1:system_u:system_r:kernel_t</text:span></text:p><text:p text:style-name="P11"><text:span text:style-name="T13">SID=2:system_u:object_r:security_t</text:span></text:p><text:p text:style-name="P11"><text:span text:style-name="T13">.....</text:span></text:p><text:p text:style-name="P11"><text:span text:style-name="T13">SID=n+1:user_u:message_filter_r:ext_gateway_t</text:span></text:p><text:p text:style-name="P4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text:p text:style-name="P7"><text:span text:style-name="T3"/></text:p></draw:text-box></draw:frame></draw:g></draw:g></draw:g></draw:g><draw:line draw:style-name="gr18" draw:text-style-name="P16" svg:x1="7.9854in" svg:y1="2.6646in" svg:x2="7.9854in" svg:y2="3.763in"><text:p/></draw:line></draw:g><draw:line draw:style-name="gr18" draw:text-style-name="P16" svg:x1="7.0764in" svg:y1="3.5063in" svg:x2="7.0764in" svg:y2="3.7634in"><text:p/></draw:line></draw:g><draw:line draw:style-name="gr18" draw:text-style-name="P16" svg:x1="9.0898in" svg:y1="4.35in" svg:x2="8.7209in" svg:y2="4.35in"><text:p/></draw:line></draw:g><draw:line draw:style-name="gr19" draw:text-style-name="P16" svg:x1="5.928in" svg:y1="3.1807in" svg:x2="6.3827in" svg:y2="3.1807in"><text:p/></draw:line></draw:g><draw:line draw:style-name="gr20" draw:text-style-name="P16" svg:x1="9.0898in" svg:y1="4.35in" svg:x2="9.0898in" svg:y2="4.911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Courier New" svg:font-family="'Courier New'" style:font-family-generic="modern"/>
    <style:font-face style:name="Times New Roman Bold1" svg:font-family="'Times New Roman Bold'" style:font-family-generic="roman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3" draw:display-name="Dashed (var) 3" draw:style="rect" draw:dots2="1" draw:dots2-length="0.0413in" draw:distance="0.0311in"/>
    <draw:stroke-dash draw:name="Dashed_20__28_var_29__20_4" draw:display-name="Dashed (var) 4" draw:style="rect" draw:dots1="1" draw:dots1-length="0.0102in" draw:distance="0.0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6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31:37.288676235</meta:creation-date>
    <dc:date>2020-07-30T15:14:47.666303162</dc:date>
    <meta:editing-duration>PT3M1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